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3de7c" officeooo:paragraph-rsid="0003de7c"/>
    </style:style>
    <style:style style:name="P2" style:family="paragraph" style:parent-style-name="Standard">
      <style:text-properties fo:language="en" fo:country="US" officeooo:rsid="0005445e" officeooo:paragraph-rsid="0005445e"/>
    </style:style>
    <style:style style:name="P3" style:family="paragraph" style:parent-style-name="Standard">
      <style:text-properties fo:language="en" fo:country="US" officeooo:rsid="00067316" officeooo:paragraph-rsid="00067316"/>
    </style:style>
    <style:style style:name="P4" style:family="paragraph" style:parent-style-name="Standard">
      <style:text-properties fo:language="ru" fo:country="RU" officeooo:rsid="0005445e" officeooo:paragraph-rsid="0005445e"/>
    </style:style>
    <style:style style:name="P5" style:family="paragraph" style:parent-style-name="Standard">
      <style:text-properties fo:language="ru" fo:country="RU" fo:font-weight="bold" officeooo:rsid="00067316" officeooo:paragraph-rsid="00067316" style:font-weight-asian="bold" style:font-weight-complex="bold"/>
    </style:style>
    <style:style style:name="P6" style:family="paragraph" style:parent-style-name="Standard">
      <style:text-properties fo:language="ru" fo:country="RU" fo:font-weight="normal" officeooo:rsid="00073630" officeooo:paragraph-rsid="00092561" style:font-weight-asian="normal" style:font-weight-complex="normal"/>
    </style:style>
    <style:style style:name="P7" style:family="paragraph" style:parent-style-name="Standard">
      <style:text-properties fo:language="ru" fo:country="RU" fo:font-weight="normal" officeooo:rsid="000b1d8d" officeooo:paragraph-rsid="000b1d8d" style:font-weight-asian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67316"/>
    </style:style>
    <style:style style:name="T3" style:family="text">
      <style:text-properties officeooo:rsid="0005445e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92561"/>
    </style:style>
    <style:style style:name="T6" style:family="text">
      <style:text-properties officeooo:rsid="000e1f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9.09.22</text:p>
      <text:p text:style-name="P1">OPD</text:p>
      <text:p text:style-name="P1"/>
      <text:p text:style-name="P1"/>
      <text:p text:style-name="P1">mkdir test – make directory named “test”</text:p>
      <text:p text:style-name="P1">cd test – chage directory (go to directory test)</text:p>
      <text:p text:style-name="P1">touch file1 – make file named “file1”</text:p>
      <text:p text:style-name="P1">ls – print list of files and directories</text:p>
      <text:p text:style-name="P1">ls -l – <text:span text:style-name="T1">через минус пишутся ключи</text:span></text:p>
      <text:p text:style-name="P1">-rw-r--r-- <text:s/>1 s367306 <text:s/>studs <text:s/>0 <text:s/>9 сент. 10:45 file1</text:p>
      <text:p text:style-name="P1">r – read</text:p>
      <text:p text:style-name="P1">w – write</text:p>
      <text:p text:style-name="P2">x – execute</text:p>
      <text:p text:style-name="P1">- <text:span text:style-name="T6">is</text:span> <text:span text:style-name="T3">file or d – directory</text:span></text:p>
      <text:p text:style-name="P4">первые три — мои права <text:span text:style-name="T4">(u)</text:span></text:p>
      <text:p text:style-name="P4">вторые три — группа <text:span text:style-name="T4">(g)</text:span></text:p>
      <text:p text:style-name="P4">последние три — остальные <text:span text:style-name="T4">(o)</text:span></text:p>
      <text:p text:style-name="P2">chmod – change modified <text:span text:style-name="T1">сменить права</text:span></text:p>
      <text:p text:style-name="P2">chmod u + x file – <text:span text:style-name="T1">добавить себе право исполнять файл </text:span>file</text:p>
      <text:p text:style-name="P2">man – manual</text:p>
      <text:p text:style-name="P2">man man – <text:span text:style-name="T1">чтобы выйти </text:span>q</text:p>
      <text:p text:style-name="P2">. <text:span text:style-name="T2">ссылается на данную директорию</text:span></text:p>
      <text:p text:style-name="P2"><text:span text:style-name="T2">.. ссылается на директорию выше</text:span></text:p>
      <text:p text:style-name="P3">scp -P 2222 file.txt <text:a xlink:type="simple" xlink:href="mailto:s367306@se.ifmo.ru" text:style-name="Internet_20_link" text:visited-style-name="Visited_20_Internet_20_Link">s367306@se.ifmo.ru</text:a></text:p>
      <text:p text:style-name="P3">f.sh – file named f <text:span text:style-name="T1">в файлы типа </text:span>sh <text:span text:style-name="T1">можно вписать пул команд которые выполнятся при запуске файла</text:span></text:p>
      <text:p text:style-name="P3">./f.sh – <text:span text:style-name="T1">запустится если есть право </text:span>executable</text:p>
      <text:p text:style-name="P3">sh f.sh – <text:span text:style-name="T1">запустится в любом случае</text:span></text:p>
      <text:p text:style-name="P3">vim – <text:span text:style-name="T1">для редактирования файла на удаленном сервере гелиоса</text:span></text:p>
      <text:p text:style-name="P3">(?) filezilla</text:p>
      <text:p text:style-name="P5">Когда ищешь в инете для работы с гелиосом искать для <text:span text:style-name="T4">FreeBSD</text:span></text:p>
      <text:p text:style-name="P6">Почитать про перенаправление потоков ввода/вывода</text:p>
      <text:p text:style-name="P6"><text:span text:style-name="T5">chmod 711 f.txt</text:span></text:p>
      <text:p text:style-name="P7"><text:span text:style-name="T5">r</text:span><text:span text:style-name="T4">m – remove</text:span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9T10:36:46.886000000</meta:creation-date>
    <dc:date>2022-09-11T16:56:33.633000000</dc:date>
    <meta:editing-duration>P2DT5H28M4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31" meta:word-count="168" meta:character-count="1010" meta:non-whitespace-character-count="849"/>
  </office:meta>
</office:document-meta>
</file>